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737" officeooo:paragraph-rsid="00077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2:15:25.125834987</meta:creation-date>
    <dc:date>2023-01-07T22:16:22.443603501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7.2$Linux_X86_64 LibreOffice_project/30$Build-2</meta:generator>
  </office:meta>
</office:document-meta>
</file>